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b38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c8b6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587c53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87c53" officeooo:paragraph-rsid="005b3883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a387b" officeooo:paragraph-rsid="005b3883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b3883" officeooo:paragraph-rsid="005b3883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c8b61" officeooo:paragraph-rsid="005c8b61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e65ab" officeooo:paragraph-rsid="005e65ab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b3883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text-position="0% 100%" style:font-name="Nimbus Sans L1" fo:font-size="12pt" fo:font-weight="bold" officeooo:rsid="00a65559" officeooo:paragraph-rsid="0069c8f1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officeooo:rsid="00a65559" officeooo:paragraph-rsid="0069c8f1" style:font-size-asian="12pt" style:font-size-complex="12pt"/>
    </style:style>
    <style:style style:name="P14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fo:font-weight="bold" officeooo:rsid="00488e99" officeooo:paragraph-rsid="0069c8f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1" officeooo:rsid="002c9a7c" officeooo:paragraph-rsid="00686a38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69c8f1" officeooo:paragraph-rsid="0069c8f1" style:font-size-asian="12pt" style:font-weight-asian="normal" style:font-size-complex="12pt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516827"/>
    </style:style>
    <style:style style:name="P19" style:family="paragraph" style:parent-style-name="Standard" style:list-style-name="L1">
      <style:text-properties officeooo:paragraph-rsid="0064c108"/>
    </style:style>
    <style:style style:name="P20" style:family="paragraph" style:parent-style-name="Standard" style:list-style-name="L1">
      <style:text-properties style:font-name="Nimbus Sans L1" fo:font-size="10pt" style:font-size-asian="10pt" style:font-size-complex="10pt"/>
    </style:style>
    <style:style style:name="P21" style:family="paragraph" style:parent-style-name="Standard" style:list-style-name="L1">
      <style:text-properties style:font-name="Nimbus Sans L1" fo:font-size="10pt" officeooo:paragraph-rsid="00488e99" style:font-size-asian="10pt" style:font-size-complex="10pt"/>
    </style:style>
    <style:style style:name="P22" style:family="paragraph" style:parent-style-name="Standard" style:list-style-name="L1">
      <style:text-properties style:font-name="Nimbus Sans L1" fo:font-size="10pt" officeooo:paragraph-rsid="004a3446" style:font-size-asian="10pt" style:font-size-complex="10pt"/>
    </style:style>
    <style:style style:name="P23" style:family="paragraph" style:parent-style-name="Standard" style:list-style-name="L1">
      <style:text-properties style:font-name="Nimbus Sans L1" fo:font-size="10pt" officeooo:rsid="00488e99" officeooo:paragraph-rsid="004a3446" style:font-size-asian="10pt" style:font-size-complex="10pt"/>
    </style:style>
    <style:style style:name="P24" style:family="paragraph" style:parent-style-name="Standard" style:list-style-name="L1">
      <style:text-properties style:font-name="Nimbus Sans L1" fo:font-size="10pt" officeooo:rsid="004a3446" officeooo:paragraph-rsid="004a3446" style:font-size-asian="10pt" style:font-size-complex="10pt"/>
    </style:style>
    <style:style style:name="P25" style:family="paragraph" style:parent-style-name="Standard" style:list-style-name="L1">
      <style:text-properties style:font-name="Nimbus Sans L1" fo:font-size="10pt" officeooo:rsid="004b5a4c" officeooo:paragraph-rsid="004b5a4c" style:font-size-asian="10pt" style:font-size-complex="10pt"/>
    </style:style>
    <style:style style:name="P26" style:family="paragraph" style:parent-style-name="Standard" style:list-style-name="L1">
      <style:text-properties style:font-name="Nimbus Sans L1" fo:font-size="10pt" officeooo:rsid="004b5a4c" officeooo:paragraph-rsid="006032a6" style:font-size-asian="10pt" style:font-size-complex="10pt"/>
    </style:style>
    <style:style style:name="P27" style:family="paragraph" style:parent-style-name="Standard" style:list-style-name="L1">
      <style:text-properties style:font-name="Nimbus Sans L1" fo:font-size="10pt" officeooo:rsid="004b5a4c" officeooo:paragraph-rsid="0060ceeb" style:font-size-asian="10pt" style:font-size-complex="10pt"/>
    </style:style>
    <style:style style:name="P28" style:family="paragraph" style:parent-style-name="Standard" style:list-style-name="L1">
      <style:text-properties style:font-name="Nimbus Sans L1" fo:font-size="10pt" officeooo:rsid="004b5a4c" officeooo:paragraph-rsid="004fd6d7" style:font-size-asian="10pt" style:font-size-complex="10pt"/>
    </style:style>
    <style:style style:name="P29" style:family="paragraph" style:parent-style-name="Standard" style:list-style-name="L1">
      <style:text-properties style:font-name="Nimbus Sans L1" fo:font-size="10pt" officeooo:rsid="0062d8b2" officeooo:paragraph-rsid="0062d8b2" style:font-size-asian="10pt" style:font-size-complex="10pt"/>
    </style:style>
    <style:style style:name="P30" style:family="paragraph" style:parent-style-name="Standard" style:list-style-name="L1">
      <style:text-properties style:font-name="Nimbus Sans L1" fo:font-size="10pt" officeooo:rsid="0060ceeb" officeooo:paragraph-rsid="0060ceeb" style:font-size-asian="10pt" style:font-size-complex="10pt"/>
    </style:style>
    <style:style style:name="P31" style:family="paragraph" style:parent-style-name="Standard" style:list-style-name="L1">
      <style:text-properties style:font-name="Nimbus Sans L1" fo:font-size="10pt" officeooo:rsid="0060ceeb" officeooo:paragraph-rsid="0061d210" style:font-size-asian="10pt" style:font-size-complex="10pt"/>
    </style:style>
    <style:style style:name="P32" style:family="paragraph" style:parent-style-name="Standard" style:list-style-name="L1">
      <style:text-properties style:font-name="Nimbus Sans L1" fo:font-size="10pt" officeooo:rsid="0051d9be" officeooo:paragraph-rsid="0051d9be" style:font-size-asian="10pt" style:font-size-complex="10pt"/>
    </style:style>
    <style:style style:name="P33" style:family="paragraph" style:parent-style-name="Standard" style:list-style-name="L1">
      <style:text-properties style:font-name="Nimbus Sans L1" fo:font-size="10pt" officeooo:rsid="00532e9e" officeooo:paragraph-rsid="00532e9e" style:font-size-asian="10pt" style:font-size-complex="10pt"/>
    </style:style>
    <style:style style:name="P34" style:family="paragraph" style:parent-style-name="Standard" style:list-style-name="L1">
      <style:text-properties style:font-name="Nimbus Sans L1" fo:font-size="10pt" officeooo:rsid="00532e9e" officeooo:paragraph-rsid="0062d8b2" style:font-size-asian="10pt" style:font-size-complex="10pt"/>
    </style:style>
    <style:style style:name="P35" style:family="paragraph" style:parent-style-name="Standard" style:list-style-name="L1">
      <style:text-properties style:font-name="Nimbus Sans L" fo:font-size="10pt" officeooo:rsid="004a3446" officeooo:paragraph-rsid="004a3446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L1">
      <style:text-properties style:font-name="Nimbus Sans L" fo:font-size="10pt" officeooo:rsid="004a66de" officeooo:paragraph-rsid="004a66de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L1">
      <style:text-properties style:font-name="Nimbus Sans L" fo:font-size="10pt" officeooo:rsid="0051d9be" officeooo:paragraph-rsid="0051d9be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L1">
      <style:text-properties style:font-name="Nimbus Sans L" fo:font-size="10pt" style:text-underline-style="none" fo:font-weight="normal" officeooo:rsid="0051d9be" officeooo:paragraph-rsid="0051d9be" style:font-name-asian="Times New Roman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 style:list-style-name="L1">
      <style:text-properties style:font-name="Nimbus Sans L" fo:font-size="10pt" style:text-underline-style="none" officeooo:rsid="00532e9e" officeooo:paragraph-rsid="0064c108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L1">
      <style:text-properties style:font-name="Nimbus Sans L" fo:font-size="10pt" style:text-underline-style="none" officeooo:rsid="0064c108" officeooo:paragraph-rsid="0064c108" style:font-name-asian="Times New Roman" style:font-size-asian="10pt" style:font-name-complex="Times New Roman" style:font-size-complex="10pt"/>
    </style:style>
    <style:style style:name="P41" style:family="paragraph" style:parent-style-name="Standard" style:list-style-name="L1">
      <style:text-properties officeooo:rsid="00532e9e" officeooo:paragraph-rsid="00532e9e"/>
    </style:style>
    <style:style style:name="P42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fo:font-weight="bold" officeooo:rsid="0048371e" officeooo:paragraph-rsid="0048371e" style:font-size-asian="16pt" style:font-weight-asian="bold" style:font-size-complex="16pt" style:font-weight-complex="bold"/>
    </style:style>
    <style:style style:name="P43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auto" fo:break-before="auto" fo:break-after="auto"/>
      <style:text-properties style:font-name="Nimbus Sans L1" fo:font-size="18pt" officeooo:rsid="00682997" officeooo:paragraph-rsid="00686a38" style:font-size-asian="18pt" style:font-size-complex="18pt"/>
    </style:style>
    <style:style style:name="T1" style:family="text">
      <style:text-properties officeooo:rsid="00182a1a"/>
    </style:style>
    <style:style style:name="T2" style:family="text">
      <style:text-properties officeooo:rsid="004c946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3ffdd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587c5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5a387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5b3883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5c8b61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587c53"/>
    </style:style>
    <style:style style:name="T11" style:family="text">
      <style:text-properties style:text-underline-style="solid" style:text-underline-width="auto" style:text-underline-color="font-color" officeooo:rsid="005a387b"/>
    </style:style>
    <style:style style:name="T12" style:family="text">
      <style:text-properties style:font-name="Nimbus Sans L1" fo:font-size="10pt" style:text-underline-style="none" officeooo:rsid="00532e9e" style:font-name-asian="Times New Roman" style:font-size-asian="10pt" style:font-name-complex="Times New Roman" style:font-size-complex="10pt"/>
    </style:style>
    <style:style style:name="T13" style:family="text">
      <style:text-properties style:font-name="Nimbus Sans L1" fo:font-size="10pt" style:text-underline-style="none" officeooo:rsid="0062d8b2" style:font-name-asian="Times New Roman" style:font-size-asian="10pt" style:font-name-complex="Times New Roman" style:font-size-complex="10pt"/>
    </style:style>
    <style:style style:name="T14" style:family="text">
      <style:text-properties style:font-name="Nimbus Sans L1" fo:font-size="10pt" style:text-underline-style="solid" style:text-underline-width="auto" style:text-underline-color="font-color" fo:font-weight="normal" officeooo:rsid="005a387b" style:font-size-asian="10pt" style:font-weight-asian="normal" style:font-size-complex="10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48371e" style:font-weight-asian="normal" style:font-weight-complex="normal"/>
    </style:style>
    <style:style style:name="T17" style:family="text">
      <style:text-properties style:text-underline-style="none" style:font-name-asian="Times New Roman" style:font-name-complex="Times New Roman"/>
    </style:style>
    <style:style style:name="T18" style:family="text">
      <style:text-properties style:text-underline-style="none" officeooo:rsid="0062d8b2" style:font-name-asian="Times New Roman" style:font-name-complex="Times New Roman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font-weight="normal" officeooo:rsid="008141d4" style:font-weight-asian="normal" style:font-weight-complex="normal"/>
    </style:style>
    <style:style style:name="T22" style:family="text">
      <style:text-properties style:text-position="0% 100%" style:font-name="Nimbus Sans L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8141d4" style:font-weight-asian="bold" style:font-weight-complex="bold"/>
    </style:style>
    <style:style style:name="T25" style:family="text">
      <style:text-properties officeooo:rsid="008285e3"/>
    </style:style>
    <style:style style:name="T26" style:family="text">
      <style:text-properties officeooo:rsid="00488e99"/>
    </style:style>
    <style:style style:name="T27" style:family="text">
      <style:text-properties style:font-name="Nimbus Sans L" style:font-name-asian="Times New Roman" style:font-name-complex="Times New Roman"/>
    </style:style>
    <style:style style:name="T28" style:family="text">
      <style:text-properties style:font-name="Nimbus Sans L" officeooo:rsid="00488e99" style:font-name-asian="Times New Roman" style:font-name-complex="Times New Roman"/>
    </style:style>
    <style:style style:name="T29" style:family="text">
      <style:text-properties style:font-name="Nimbus Sans L" officeooo:rsid="004a3446" style:font-name-asian="Times New Roman" style:font-name-complex="Times New Roman"/>
    </style:style>
    <style:style style:name="T30" style:family="text">
      <style:text-properties style:font-name="Nimbus Sans L" officeooo:rsid="004ce4ba" style:font-name-asian="Times New Roman" style:font-name-complex="Times New Roman"/>
    </style:style>
    <style:style style:name="T31" style:family="text">
      <style:text-properties style:font-name="Nimbus Sans L" officeooo:rsid="004e92c5" style:font-name-asian="Times New Roman" style:font-name-complex="Times New Roman"/>
    </style:style>
    <style:style style:name="T32" style:family="text">
      <style:text-properties style:font-name="Nimbus Sans L" officeooo:rsid="00516827" style:font-name-asian="Times New Roman" style:font-name-complex="Times New Roman"/>
    </style:style>
    <style:style style:name="T33" style:family="text">
      <style:text-properties style:font-name="Nimbus Sans L" officeooo:rsid="006032a6" style:font-name-asian="Times New Roman" style:font-name-complex="Times New Roman"/>
    </style:style>
    <style:style style:name="T34" style:family="text">
      <style:text-properties style:font-name="Nimbus Sans L" officeooo:rsid="0060ceeb" style:font-name-asian="Times New Roman" style:font-name-complex="Times New Roman"/>
    </style:style>
    <style:style style:name="T35" style:family="text">
      <style:text-properties style:font-name="Nimbus Sans L" officeooo:rsid="0061d210" style:font-name-asian="Times New Roman" style:font-name-complex="Times New Roman"/>
    </style:style>
    <style:style style:name="T36" style:family="text">
      <style:text-properties style:font-name="Nimbus Sans L" fo:font-size="10pt" officeooo:rsid="004fd6d7" style:font-name-asian="Times New Roman" style:font-size-asian="10pt" style:font-name-complex="Times New Roman" style:font-size-complex="10pt"/>
    </style:style>
    <style:style style:name="T37" style:family="text">
      <style:text-properties style:font-name="Nimbus Sans L" fo:font-size="10pt" officeooo:rsid="0051d9be" style:font-name-asian="Times New Roman" style:font-size-asian="10pt" style:font-name-complex="Times New Roman" style:font-size-complex="10pt"/>
    </style:style>
    <style:style style:name="T38" style:family="text">
      <style:text-properties style:font-name="Nimbus Sans L" fo:font-size="10pt" style:text-underline-style="none" style:font-name-asian="Times New Roman" style:font-size-asian="10pt" style:font-name-complex="Times New Roman" style:font-size-complex="10pt"/>
    </style:style>
    <style:style style:name="T39" style:family="text">
      <style:text-properties style:font-name="Nimbus Sans L" fo:font-size="10pt" style:text-underline-style="none" officeooo:rsid="00532e9e" style:font-name-asian="Times New Roman" style:font-size-asian="10pt" style:font-name-complex="Times New Roman" style:font-size-complex="10pt"/>
    </style:style>
    <style:style style:name="T40" style:family="text">
      <style:text-properties style:font-name="Nimbus Sans L" fo:font-size="10pt" style:text-underline-style="none" officeooo:rsid="00488e99" style:font-name-asian="Times New Roman" style:font-size-asian="10pt" style:font-name-complex="Times New Roman" style:font-size-complex="10pt"/>
    </style:style>
    <style:style style:name="T41" style:family="text">
      <style:text-properties style:font-name="Nimbus Sans L" fo:font-size="10pt" style:text-underline-style="none" officeooo:rsid="005547d3" style:font-name-asian="Times New Roman" style:font-size-asian="10pt" style:font-name-complex="Times New Roman" style:font-size-complex="10pt"/>
    </style:style>
    <style:style style:name="T42" style:family="text">
      <style:text-properties style:font-name="Nimbus Sans L" fo:font-size="10pt" style:text-underline-style="none" officeooo:rsid="00568590" style:font-name-asian="Times New Roman" style:font-size-asian="10pt" style:font-name-complex="Times New Roman" style:font-size-complex="10pt"/>
    </style:style>
    <style:style style:name="T43" style:family="text">
      <style:text-properties style:font-name="Nimbus Sans L" fo:font-size="10pt" style:text-underline-style="none" officeooo:rsid="0062d8b2" style:font-name-asian="Times New Roman" style:font-size-asian="10pt" style:font-name-complex="Times New Roman" style:font-size-complex="10pt"/>
    </style:style>
    <style:style style:name="T44" style:family="text">
      <style:text-properties style:font-name="Nimbus Sans L" fo:font-size="10pt" style:text-underline-style="none" officeooo:rsid="0064c108" style:font-name-asian="Times New Roman" style:font-size-asian="10pt" style:font-name-complex="Times New Roman" style:font-size-complex="10pt"/>
    </style:style>
    <style:style style:name="T45" style:family="text">
      <style:text-properties style:font-name="Nimbus Sans L" style:text-underline-style="none" style:font-name-asian="Times New Roman" style:font-name-complex="Times New Roman"/>
    </style:style>
    <style:style style:name="T46" style:family="text">
      <style:text-properties style:font-name="Nimbus Sans L" style:text-underline-style="none" officeooo:rsid="00828cd0" style:font-name-asian="Times New Roman" style:font-name-complex="Times New Roman"/>
    </style:style>
    <style:style style:name="T47" style:family="text">
      <style:text-properties style:font-name="Nimbus Sans L" style:text-underline-style="none" officeooo:rsid="0051d9be" style:font-name-asian="Times New Roman" style:font-name-complex="Times New Roman"/>
    </style:style>
    <style:style style:name="T48" style:family="text">
      <style:text-properties style:font-name="Nimbus Sans L" style:text-underline-style="none" officeooo:rsid="00488e99" style:font-name-asian="Times New Roman" style:font-name-complex="Times New Roman"/>
    </style:style>
    <style:style style:name="T49" style:family="text">
      <style:text-properties style:font-name="Nimbus Sans L" style:text-underline-style="none" officeooo:rsid="0062d8b2" style:font-name-asian="Times New Roman" style:font-name-complex="Times New Roman"/>
    </style:style>
    <style:style style:name="T50" style:family="text">
      <style:text-properties style:font-name="Nimbus Sans L" style:text-underline-style="none" fo:font-weight="normal" officeooo:rsid="0051d9be" style:font-name-asian="Times New Roman" style:font-weight-asian="normal" style:font-name-complex="Times New Roman" style:font-weight-complex="normal"/>
    </style:style>
    <style:style style:name="T51" style:family="text">
      <style:text-properties officeooo:rsid="005c8b61"/>
    </style:style>
    <style:style style:name="T52" style:family="text">
      <style:text-properties officeooo:rsid="002e8f86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87c53"/>
    </style:style>
    <style:style style:name="T55" style:family="text">
      <style:text-properties officeooo:rsid="005a387b"/>
    </style:style>
    <style:style style:name="T56" style:family="text">
      <style:text-properties officeooo:rsid="00587c53" style:font-name-asian="Times New Roman" style:font-name-complex="Times New Roman"/>
    </style:style>
    <style:style style:name="T57" style:family="text">
      <style:text-properties officeooo:rsid="00488e99" style:font-name-asian="Times New Roman" style:font-name-complex="Times New Roman"/>
    </style:style>
    <style:style style:name="T58" style:family="text">
      <style:text-properties officeooo:rsid="0051d9be" style:font-name-asian="Times New Roman" style:font-name-complex="Times New Roman"/>
    </style:style>
    <style:style style:name="T59" style:family="text">
      <style:text-properties officeooo:rsid="005a387b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2" text:is-list-header="true"><text:title>Polly's Kitchen to Numinbah Hall - Blue Cord Hike - V1.0</text:title></text:h>
      <text:p text:style-name="P15">Phil Shepherd – <text:span text:style-name="T52">Aug 2016</text:span></text:p>
      <text:p text:style-name="P15"/>
      <text:p text:style-name="P13"><text:span text:style-name="T23">Map:<text:tab/></text:span><text:span text:style-name="T21">Mudgeeraba 9541-14, 01/07/1995</text:span><text:span text:style-name="T24"><text:line-break/></text:span><text:span text:style-name="T21">Canungra 9541-41, 01/01/1996</text:span></text:p>
      <text:p text:style-name="P12">Grid Ref Zone:<text:tab/><text:span text:style-name="T53">MGRS 56JNP</text:span></text:p>
      <text:p text:style-name="P14"><text:span text:style-name="T19">Bearings:<text:tab/></text:span><text:span text:style-name="T20">Quoted as compass bearings (add 11</text:span><text:span text:style-name="T22">° for map bearings)</text:span></text:p>
      <text:p text:style-name="P15"/>
      <text:p text:style-name="P42"><text:span text:style-name="T10">HIKE – Day 1 - P</text:span><text:span text:style-name="T3">olly’s Kitchen to Numinbah Lake Campsite </text:span><text:span text:style-name="T11">(5hr)</text:span></text:p>
      <text:list xml:id="list351802755" text:style-name="L1">
        <text:list-item>
          <text:p text:style-name="P21"><text:span text:style-name="T16">Start at picnic site (</text:span><text:span text:style-name="T15">2874 8900</text:span><text:span text:style-name="T16">) </text:span><text:span text:style-name="T15">adjacent to </text:span><text:span text:style-name="T25">Mary Leu Bridge</text:span></text:p>
        </text:list-item>
        <text:list-item>
          <text:p text:style-name="P23">Cross Mary Leu Bridge, and the road to the start of the path. <text:s/>This is an entry point to Springbrook National Park.</text:p>
        </text:list-item>
        <text:list-item>
          <text:p text:style-name="P22"><text:span text:style-name="T26">Follow the path – initial bearing 225</text:span><text:span text:style-name="T28">°</text:span></text:p>
        </text:list-item>
        <text:list-item>
          <text:p text:style-name="P24"><text:span text:style-name="T28">T</text:span><text:span text:style-name="T27">he path swings right to a bearing of 280</text:span><text:span text:style-name="T28">°, </text:span><text:span text:style-name="T27">and slowly climbs up a ridge line</text:span></text:p>
        </text:list-item>
        <text:list-item>
          <text:p text:style-name="P35">1.6km after start of path, there is a steep climb up zig zags (2739 8953)</text:p>
        </text:list-item>
        <text:list-item>
          <text:p text:style-name="P36">The path continues <text:s/>to climb another 0.5km to its high point (2753 8984)</text:p>
        </text:list-item>
        <text:list-item>
          <text:p text:style-name="P25"><text:span text:style-name="T27">On leaving the high point the path heads at a bearing of 31</text:span><text:span text:style-name="T29">0</text:span><text:span text:style-name="T28">°</text:span><text:span text:style-name="T27">down a ridge line, </text:span><text:span text:style-name="T33">and then continues to descend in a general NW direction.</text:span></text:p>
        </text:list-item>
        <text:list-item>
          <text:p text:style-name="P26"><text:span text:style-name="T33">At </text:span><text:span text:style-name="T27"><text:s/>2629 9042.</text:span><text:span text:style-name="T33">a smaller track heads off to the right toward Paiges Pinna</text:span><text:span text:style-name="T34">c</text:span><text:span text:style-name="T33">le - </text:span><text:span text:style-name="T27">a dangerous area with many cliffs. <text:s/></text:span><text:span text:style-name="T33">Continue on the main path </text:span><text:span text:style-name="T27">at a bearing of </text:span><text:span text:style-name="T29">280</text:span><text:span text:style-name="T28">°</text:span></text:p>
        </text:list-item>
        <text:list-item>
          <text:p text:style-name="P29"><text:span text:style-name="T28">B</text:span><text:span text:style-name="T27">EWARE – The path is a fairly steep descent so take care.</text:span></text:p>
        </text:list-item>
        <text:list-item>
          <text:p text:style-name="P27"><text:span text:style-name="T33">At 2574 9078 a smaller track heads off steeply downhill. </text:span><text:span text:style-name="T34">This junction is marked by a footprint sign - c</text:span><text:span text:style-name="T33">ontinue on the main path at a bearing of </text:span><text:span text:style-name="T34">223</text:span><text:span text:style-name="T28">°</text:span></text:p>
        </text:list-item>
        <text:list-item>
          <text:p text:style-name="P27"><text:span text:style-name="T27">The path continues to descend about 1.5km to </text:span><text:span text:style-name="T34">a junction at 2513 9041. <text:s/>Take the right hand path at a bearing of 307</text:span><text:span text:style-name="T28">°</text:span></text:p>
        </text:list-item>
        <text:list-item>
          <text:p text:style-name="P30"><text:span text:style-name="T28">A</text:span><text:span text:style-name="T27">fter a very short distance there is another junction at 2510 9044. <text:s/>Take the left hand path at a bearing of 242</text:span><text:span text:style-name="T28">°</text:span></text:p>
        </text:list-item>
        <text:list-item>
          <text:p text:style-name="P27"><text:span text:style-name="T34">After another short distance there is </text:span><text:span text:style-name="T27">a creek crossing at Wild Cattle Creek (</text:span><text:span text:style-name="T30">2500 9042)</text:span></text:p>
        </text:list-item>
        <text:list-item>
          <text:p text:style-name="P31"><text:span text:style-name="T30">T</text:span><text:span text:style-name="T27">he path swings in a Northerly direction, and after about 0.5km there is another junction at 2488 9077. <text:s/>Take the left hand path at a bearing of </text:span><text:span text:style-name="T35">277</text:span><text:span text:style-name="T28">°</text:span></text:p>
        </text:list-item>
        <text:list-item>
          <text:p text:style-name="P28"><text:span text:style-name="T31">Finally the path heads NW, to it’s end at Gold Coast/SpringBrook Road (246</text:span><text:span text:style-name="T32">5</text:span><text:span text:style-name="T31"> 9081)</text:span></text:p>
        </text:list-item>
        <text:list-item>
          <text:p text:style-name="P18"><text:span text:style-name="T36">Turn right, through gate and head N along the short track to the </text:span><text:span text:style-name="T37">Numinbah Lake C</text:span><text:span text:style-name="T36">ampsite (2475 9098)</text:span></text:p>
        </text:list-item>
      </text:list>
      <text:p text:style-name="P5"><text:span text:style-name="T56">HIKE - </text:span><text:span text:style-name="T57">Numinbah Lake Campsite </text:span><text:span text:style-name="T58">to Numinbah Hall </text:span><text:span text:style-name="T59">(5hr)</text:span></text:p>
      <text:list xml:id="list203848348855036" text:continue-numbering="true" text:style-name="L1">
        <text:list-item>
          <text:p text:style-name="P37">Start at Numinbah Lake Campsite (2475 9098)</text:p>
        </text:list-item>
        <text:list-item>
          <text:p text:style-name="P38">Head SW down Gold Coast / Springbrook road. <text:s/>Stay safe – walk on RHS of road to face the traffic, stay off the road</text:p>
        </text:list-item>
        <text:list-item>
          <text:p text:style-name="P20"><text:span text:style-name="T50">Walk 1.5Km along road to junction with </text:span><text:span text:style-name="T46">Nerang-Murwillumbah Rd </text:span><text:span text:style-name="T47">(</text:span><text:span text:style-name="T45">2362 9019</text:span><text:span text:style-name="T47">)</text:span></text:p>
        </text:list-item>
        <text:list-item>
          <text:p text:style-name="P32"><text:span text:style-name="T45">Folllow the Waterfall Creek path which heads off from the SE corner of this junction at a bearing of 93</text:span><text:span text:style-name="T48">°.</text:span></text:p>
        </text:list-item>
        <text:list-item>
          <text:p text:style-name="P33"><text:span text:style-name="T48">A</text:span><text:span text:style-name="T45">fter about 500m the path starts to meander along Waterfall Creek, with frequent </text:span><text:span text:style-name="T49">(shallow) </text:span><text:span text:style-name="T45">creek crossings. <text:s/></text:span><text:span text:style-name="T49">If a crossing requires paddling, put on your water shoes to avoid getting your socks and boots wet – you don’t want to spend the whole day walking with wet feet.</text:span></text:p>
        </text:list-item>
        <text:list-item>
          <text:p text:style-name="P34"><text:span text:style-name="T18">The path continues to follow the creek in a general Southerly direction for a further 4Km <text:line-break/>There are a number of paths heading off left and right</text:span><text:span text:style-name="T17"> </text:span><text:span text:style-name="T18">(see map) – these are easy to identify.</text:span></text:p>
        </text:list-item>
        <text:list-item>
          <text:p text:style-name="P19"><text:span text:style-name="T43">At 241</text:span><text:span text:style-name="T13">8 8658.there is a gate across the path. <text:s/>This is the boundary of the National Park. <text:s/>Turn right and head uphill STEEPLY </text:span><text:span text:style-name="T12">at a bearing of 268</text:span><text:span text:style-name="T40">°</text:span><text:span text:style-name="T13">.</text:span></text:p>
        </text:list-item>
        <text:list-item>
          <text:p text:style-name="P41"><text:span text:style-name="T44">Continue uphill STEEPLY for </text:span><text:span text:style-name="T38">about 500m to the high point at 2383 8664.</text:span></text:p>
        </text:list-item>
        <text:list-item>
          <text:p text:style-name="P17"><text:span text:style-name="T39">Continue at similar bearting for about 200m to junction with Chester Road (</text:span><text:span text:style-name="T38">2368 8667</text:span><text:span text:style-name="T39">)</text:span></text:p>
        </text:list-item>
        <text:list-item>
          <text:p text:style-name="P39">Dog leg left then right across Chester Road and continue at similar bearing</text:p>
        </text:list-item>
        <text:list-item>
          <text:p text:style-name="P40">Continue to follow the path – 90 degree right turn at 2295 8681 - straight ahead at the junction at 2297 8714.- 90 degree left turn at 2299 8726.</text:p>
        </text:list-item>
        <text:list-item>
          <text:p text:style-name="P40">Eventually you reach a junction at 2222 8740. <text:s/>Take the right hand path as indicated by the “Arrow” signs </text:p>
        </text:list-item>
        <text:list-item>
          <text:p text:style-name="P40">Follow the path until it reaches the road.</text:p>
        </text:list-item>
        <text:list-item>
          <text:p text:style-name="P19"><text:span text:style-name="T44">The walk ends at </text:span><text:span text:style-name="T41">Numinbah hall </text:span><text:span text:style-name="T42">(2196 8747) </text:span><text:span text:style-name="T38"><text:s/>a short distance slightly to the SW on the opposite side of the road. <text:s/></text:span><text:span text:style-name="T44">Cross the road CAREFULLY. <text:s/>The traffic is moving very fast. <text:s/>Stay together as a patro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loext:contextual-spacing="false" fo:keep-with-next="always"/>
      <style:text-properties fo:text-transform="uppercase" style:font-name="Arial" fo:font-family="Arial" style:font-family-generic="swiss" style:font-pitch="variable" fo:font-size="12pt" fo:language="en" fo:country="AU" fo:font-weight="bold" style:letter-kerning="true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language="en" fo:country="AU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loext:contextual-spacing="false" fo:keep-with-next="always"/>
      <style:text-properties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212cm" loext:contextual-spacing="false" fo:keep-with-next="always"/>
      <style:text-properties fo:color="#ffffff"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MT1" style:family="text">
      <style:text-properties officeooo:rsid="00182a1a"/>
    </style:style>
    <style:style style:name="MT2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1</text:page-number><text:s/><text:span text:style-name="MT1">of </text:span><text:span text:style-name="MT1"><text:page-count>1</text:page-count></text:span></text:p>
      </style:header>
      <style:footer>
        <text:p text:style-name="MP2"><text:tab/><text:title>Polly's Kitchen to Numinbah Hall - Blue Cord Hike - V1.0</text:title><text:tab/>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ly's Kitchen to Numinbah Hall - Blue Cord Hike - V1.0</dc:title>
    <meta:initial-creator>User</meta:initial-creator>
    <meta:creation-date>2013-02-17T15:19:00</meta:creation-date>
    <dc:date>2018-08-17T20:38:46.967474545</dc:date>
    <meta:editing-cycles>122</meta:editing-cycles>
    <meta:editing-duration>PT11H32M50S</meta:editing-duration>
    <meta:generator>LibreOffice/6.0.5.2$Linux_X86_64 LibreOffice_project/00$Build-2</meta:generator>
    <meta:print-date>2016-08-12T09:00:36.881150188</meta:print-date>
    <meta:document-statistic meta:table-count="0" meta:image-count="0" meta:object-count="0" meta:page-count="1" meta:paragraph-count="39" meta:word-count="694" meta:character-count="3654" meta:non-whitespace-character-count="3002"/>
    <meta:user-defined meta:name="Info 1"/>
    <meta:user-defined meta:name="Info 2"/>
    <meta:user-defined meta:name="Info 3"/>
    <meta:user-defined meta:name="Info 4"/>
  </office:meta>
</office:document-meta>
</file>